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text:p text:style-name="P1">Si l'ancien travail de Naoto la passionnait, la jeune maman semblait éprouver une véritable admiration pour ses enfants. Le ton émerveillé qu'elle employait lorsqu'elle parlait d'eux ne laissait pas le moindre doute. Et la ferveur avec laquelle elle s'exprimait était contagieuse, le sourire d'Edward s'élargissant à mesure qu'il l'écoutait. Ses yeux étaient toujours grands ouverts en direction des jumeaux tandis que la peluche qu'il avait ramassée pendait mollement au bout de son bras, désormais délaissée de toute attention. On pouvait presque voir des étoiles scintiller au fond de ses pupilles de jade tandis que le garçon ressentait une excitation qu'il ne s'expliquait pas. Enfin ce n'était pas non plus le plus grand mystère de l'histoire : étant donné l'âge de ses parents -et donc de leurs fréquentations- il ne se souvenait pas avoir vu de nouveaux-nés d'aussi près. </text:p>
      <text:p text:style-name="Standard"/>
      <text:p text:style-name="Standard">Ainsi les bout de choux prenaient exemple sur leurs parents ? Voilà qui était encore plus adorable, même si Edward ne parlait pas un traître mot de Japonnais. On lui avait en revanche enseigné quelques bases de Français à l'école, même si à l'instar de l'ensemble de sa scolarité, cela n'avait pas été une franche réussite pour notre blondin. Il était assez rigolo -et rare- de voir une famille rassemblant des cultures aussi éloignées, même dans un pays comme les Etats-Unis dont la diversité culturelle n'est plus à prouver. En parlant de ça, cela souleva une question dans l'esprit impulsif et irréfléchi du blondin.</text:p>
      <text:p text:style-name="Standard"/>
      <text:p text:style-name="Standard">-Votre mari est Français ?</text:p>
      <text:p text:style-name="Standard"/>
      <text:p text:style-name="Standard">Hop là, si Edward n'avait pas encore fait de boulette, cela ne saurait tarder. Il suffisait qu'on lui donne un semblant d'occasion pour qu'il saute les deux pieds dedans. Évidemment, le pauvre garçon n'avait aucun moyen de connaître la situation de veuve de Naoto. Ceci dit, il était assez intriguant de constater que ce genre de bourdes lui arrivaient toujours à lui. Quand la malchance vient s'ajouter à la maladresse...</text:p>
      <text:p text:style-name="P1">Et voilà. Les deux pieds dans le plat. Le pauvre garçon n'y pouvait rien, mais c'était plus qu'une habitude pour lui. Dès qu'il y avait une bévue à faire, on pouvait être sûr qu'il serait le premier sur le coup. A peine Naoto avait entamé sa réponse qu'Edward comprit qu'il avait gaffé. Le ton de sa voix, pourtant déjà attendri lorsqu'elle s'était mise à parler de ses jumeaux s'était encore radouci, une pointe de tristesse perçant au fond de sa voix. Elle lui annonça sobrement que son compagnon avait passé l'arme à gauche, mais ne sembla pas se formaliser de la question. Empli de culpabilité, le blondin se mordilla la lèvre inférieure à l'écoute de sa réponse.</text:p>
      <text:p text:style-name="Standard"/>
      <text:p text:style-name="Standard">-Oh... Désolé, je ne savais pas...</text:p>
      <text:p text:style-name="Standard"/>
      <text:p text:style-name="Standard">Heureusement pour lui, sa gêne fut de courte durée car à peine avait-elle terminé de lui répondre que Naoto fut à nouveau happée par l'un des jumeaux -le garçon en l'occurrence, qui décidément mériteraient des remerciements de la part de l'adolescent, étant donné que c'était déjà la deuxième fois qu'ils lui sauvaient la mise. Tout en se faisant cette réflexion, un sourire sans joie naissant au coin de ses lèvres, Edward plongea son regard dans celui de la demoiselle, qui paraissait presque lui faire du charme en agitant ses minuscules bras dans sa direction. </text:p>
      <text:p text:style-name="Standard"/>
      <text:p text:style-name="Standard">Naoto se mit à pousser la chansonnette, en canon avec son fils qu'elle portait à présent dans ses bras dans l'idée de bercer ce dernier. La mélodie pénétra dans l'esprit d'Edward sans qu'il ne percute vraiment ses paroles, simplement calmé par la voix attendrie de la Seraph. On aurait presque pu penser qu'il était comme hypnotisé par la petite dans la poussette, ses deux yeux émeraudes littéralement captivés par ceux d'une teinte similaire de celle-ci. Finalement, la berceuse mourut et Naoto lui posa une nouvelle question à laquelle il répondit d'une voix distante, bien plus détachée que celle qu'il employait jusqu'à présent.</text:p>
      <text:p text:style-name="Standard"/>
      <text:p text:style-name="Standard">-Mes parents ont insisté pour que j'apprenne une deuxième langue au collège. Les choix n'étaient pas vraiment nombreux. Mais bon, disons que vu mon amour de l'apprentissage, on ne peut pas vraiment dire que je « connais » le Français.<text:tab/> Et vous alors, vous êtes Japonaise ? Vous avez immigré, ou bien vous avez toujours vécu ici ?</text:p>
      <text:p text:style-name="Standard"/>
      <text:p text:style-name="Standard">Un « amour de l'apprentissage », voilà une bien subtile manière de décrire un trouble sévère du déficit de l'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11T20:49:43.48</dc:date>
    <meta:editing-duration>PT11H2M4S</meta:editing-duration>
    <meta:editing-cycles>509</meta:editing-cycles>
    <meta:generator>OpenOffice/4.1.2$Win32 OpenOffice.org_project/412m3$Build-9782</meta:generator>
    <meta:document-statistic meta:table-count="0" meta:image-count="0" meta:object-count="0" meta:page-count="6" meta:paragraph-count="33" meta:word-count="2737" meta:character-count="16470"/>
  </office:meta>
</office:document-meta>
</file>